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table:number-columns-spanned="2" table:number-rows-spanned="1"/>
          <table:covered-table-cell table:style-name="ce8"/>
          <table:table-cell table:style-name="ce3"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style-name="ce8"/>
          <table:table-cell/>
          <table:table-cell table:style-name="ce12" table:number-columns-spanned="2" table:number-rows-spanned="1"/>
          <table:covered-table-cell/>
          <table:table-cell table:number-columns-repeated="2"/>
          <table:table-cell table:style-name="ce12" table:number-columns-spanned="2" table:number-rows-spanned="1"/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, aromaticity</text:p>
          </table:table-cell>
          <table:table-cell table:number-columns-repeated="3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, pdbekb_conservation</text:p>
          </table:table-cell>
          <table:table-cell table:number-columns-repeated="3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ynamine depth 1</text:p>
          </table:table-cell>
          <table:table-cell table:number-columns-repeated="3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ydropathy depth 1</text:p>
          </table:table-cell>
          <table:table-cell table:number-columns-repeated="3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1010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J4:Sheet1.L46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7:53:11.801006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08T09:32:48.741973911</dc:date>
    <meta:editing-duration>P1DT7H52M59S</meta:editing-duration>
    <meta:editing-cycles>13</meta:editing-cycles>
    <meta:generator>LibreOffice/7.0.2.2$Linux_X86_64 LibreOffice_project/3a01483fc371ab18cfca4bab0d636937da5eaf70</meta:generator>
    <meta:document-statistic meta:table-count="1" meta:cell-count="302" meta:object-count="0"/>
  </office:meta>
</office:document-meta>
</file>